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21.41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16.9mm"/>
    </style:style>
    <style:style style:name="co7" style:family="table-column">
      <style:table-column-properties fo:break-before="auto" style:column-width="28.15mm"/>
    </style:style>
    <style:style style:name="co8" style:family="table-column">
      <style:table-column-properties fo:break-before="auto" style:column-width="14.09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Interfac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2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0c0c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2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c0c0c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order-bottom="0.99pt solid #000000" fo:background-color="#80808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background-colour="#808080" gnm:pattern-colour="#000000" gnm:pattern="1" style:vertical-align="bottom"/>
      <style:paragraph-properties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808080" gnm:pattern-colour="#000000" gnm:pattern="1" style:vertical-align="bottom"/>
      <style:paragraph-properties fo:text-align="end"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99pt solid #000000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808080" gnm:pattern-colour="#000000" gnm:pattern="1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gnm:background-colour="#808080" gnm:pattern-colour="#000000" gnm:pattern="1" style:vertical-align="bottom"/>
      <style:paragraph-properties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808080" gnm:pattern-colour="#000000" gnm:pattern="1" style:vertical-align="bottom"/>
      <style:paragraph-properties fo:text-align="end"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808080" gnm:pattern-colour="#000000" gnm:pattern="1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background-colour="#808080" gnm:pattern-colour="#000000" gnm:pattern="1" style:vertical-align="bottom"/>
      <style:paragraph-properties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808080" gnm:pattern-colour="#000000" gnm:pattern="1" style:vertical-align="bottom"/>
      <style:paragraph-properties fo:text-align="end"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order-bottom="0.99pt solid #000000" fo:background-color="#80808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background-colour="#808080" gnm:pattern-colour="#000000" gnm:pattern="1" style:vertical-align="bottom"/>
      <style:paragraph-properties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808080" gnm:pattern-colour="#000000" gnm:pattern="1" style:vertical-align="bottom"/>
      <style:paragraph-properties fo:text-align="end"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0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2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0c0c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2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c0c0c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order-bottom="0.99pt solid #000000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808080" gnm:pattern-colour="#000000" gnm:pattern="1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gnm:background-colour="#808080" gnm:pattern-colour="#000000" gnm:pattern="1" style:vertical-align="bottom"/>
      <style:paragraph-properties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808080" gnm:pattern-colour="#000000" gnm:pattern="1" style:vertical-align="bottom"/>
      <style:paragraph-properties fo:text-align="end"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8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808080" gnm:pattern-colour="#000000" gnm:pattern="1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background-colour="#808080" gnm:pattern-colour="#000000" gnm:pattern="1" style:vertical-align="bottom"/>
      <style:paragraph-properties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808080" gnm:pattern-colour="#000000" gnm:pattern="1" style:vertical-align="bottom"/>
      <style:paragraph-properties fo:text-align="end" fo:margin-left="0mm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25" table:default-cell-style-name="ce1"/>
        <table:table-row table:style-name="ro1">
          <table:table-cell table:number-columns-repeated="128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height</text:p>
          </table:table-cell>
          <table:table-cell table:number-columns-repeated="125"/>
        </table:table-row>
        <table:table-row table:style-name="ro1">
          <table:table-cell/>
          <table:table-cell table:style-name="ce3" office:value-type="string" calcext:value-type="string">
            <text:p>John</text:p>
          </table:table-cell>
          <table:table-cell table:style-name="ce8" office:value-type="float" office:value="1.76" calcext:value-type="float">
            <text:p>1.76</text:p>
          </table:table-cell>
          <table:table-cell table:number-columns-repeated="125"/>
        </table:table-row>
        <table:table-row table:style-name="ro1">
          <table:table-cell/>
          <table:table-cell table:style-name="ce4" office:value-type="string" calcext:value-type="string">
            <text:p>Jane</text:p>
          </table:table-cell>
          <table:table-cell table:style-name="ce9" office:value-type="float" office:value="1.62" calcext:value-type="float">
            <text:p>1.62</text:p>
          </table:table-cell>
          <table:table-cell table:number-columns-repeated="125"/>
        </table:table-row>
        <table:table-row table:style-name="ro1">
          <table:table-cell/>
          <table:table-cell table:style-name="ce4" office:value-type="string" calcext:value-type="string">
            <text:p>Janie</text:p>
          </table:table-cell>
          <table:table-cell table:style-name="ce9" office:value-type="float" office:value="1.41" calcext:value-type="float">
            <text:p>1.41</text:p>
          </table:table-cell>
          <table:table-cell table:number-columns-repeated="125"/>
        </table:table-row>
        <table:table-row table:style-name="ro1">
          <table:table-cell/>
          <table:table-cell table:style-name="ce4" office:value-type="string" calcext:value-type="string">
            <text:p>Johnny</text:p>
          </table:table-cell>
          <table:table-cell table:style-name="ce9" office:value-type="float" office:value="1.52" calcext:value-type="float">
            <text:p>1.52</text:p>
          </table:table-cell>
          <table:table-cell table:number-columns-repeated="125"/>
        </table:table-row>
        <table:table-row table:style-name="ro2">
          <table:table-cell/>
          <table:table-cell table:style-name="ce5" office:value-type="string" calcext:value-type="string">
            <text:p>average</text:p>
          </table:table-cell>
          <table:table-cell table:style-name="ce10" table:formula="of:=AVERAGE([.C3:.C6])" office:value-type="float" office:value="1.5775" calcext:value-type="float">
            <text:p>1.58</text:p>
          </table:table-cell>
          <table:table-cell table:number-columns-repeated="125"/>
        </table:table-row>
        <table:table-row table:style-name="ro2">
          <table:table-cell/>
          <table:table-cell table:style-name="ce5" office:value-type="string" calcext:value-type="string">
            <text:p>minimum</text:p>
          </table:table-cell>
          <table:table-cell table:style-name="ce10" table:formula="of:=MIN([.C3:.C6])" office:value-type="float" office:value="1.41" calcext:value-type="float">
            <text:p>1.41</text:p>
          </table:table-cell>
          <table:table-cell table:number-columns-repeated="125"/>
        </table:table-row>
        <table:table-row table:style-name="ro2">
          <table:table-cell/>
          <table:table-cell table:style-name="ce6" office:value-type="string" calcext:value-type="string">
            <text:p>maximum</text:p>
          </table:table-cell>
          <table:table-cell table:style-name="ce11" table:formula="of:=MAX([.C3:.C6])" office:value-type="float" office:value="1.76" calcext:value-type="float">
            <text:p>1.76</text:p>
          </table:table-cell>
          <table:table-cell table:number-columns-repeated="125"/>
        </table:table-row>
        <table:table-row table:style-name="ro2" table:number-rows-repeated="118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Interface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8" table:default-cell-style-name="ce1"/>
        <table:table-column table:style-name="co4" table:number-columns-repeated="122" table:default-cell-style-name="ce1"/>
        <table:table-row table:style-name="ro1">
          <table:table-cell table:number-columns-repeated="128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input</text:p>
          </table:table-cell>
          <table:covered-table-cell/>
          <table:table-cell table:style-name="ce17"/>
          <table:table-cell table:style-name="ce18" office:value-type="string" calcext:value-type="string" table:number-columns-spanned="2" table:number-rows-spanned="1">
            <text:p>output</text:p>
          </table:table-cell>
          <table:covered-table-cell/>
          <table:table-cell table:number-columns-repeated="122"/>
        </table:table-row>
        <table:table-row table:style-name="ro1">
          <table:table-cell/>
          <table:table-cell table:style-name="ce13" office:value-type="string" calcext:value-type="string">
            <text:p>name</text:p>
          </table:table-cell>
          <table:table-cell table:style-name="ce15" office:value-type="string" calcext:value-type="string">
            <text:p>value</text:p>
          </table:table-cell>
          <table:table-cell table:style-name="ce17"/>
          <table:table-cell table:style-name="ce19" office:value-type="string" calcext:value-type="string">
            <text:p>name</text:p>
          </table:table-cell>
          <table:table-cell table:style-name="ce20" office:value-type="string" calcext:value-type="string">
            <text:p>value</text:p>
          </table:table-cell>
          <table:table-cell table:number-columns-repeated="122"/>
        </table:table-row>
        <table:table-row table:style-name="ro2">
          <table:table-cell/>
          <table:table-cell table:style-name="ce4" office:value-type="string" calcext:value-type="string">
            <text:p>height_janie</text:p>
          </table:table-cell>
          <table:table-cell table:style-name="ce9" table:formula="of:=[$Sheet1.C5]" office:value-type="float" office:value="1.41" calcext:value-type="float">
            <text:p>1.41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9" table:formula="of:=[$Sheet1.C7]" office:value-type="float" office:value="1.5775" calcext:value-type="float">
            <text:p>1.58</text:p>
          </table:table-cell>
          <table:table-cell table:number-columns-repeated="122"/>
        </table:table-row>
        <table:table-row table:style-name="ro2">
          <table:table-cell/>
          <table:table-cell table:style-name="ce14" office:value-type="string" calcext:value-type="string">
            <text:p>height_johnny</text:p>
          </table:table-cell>
          <table:table-cell table:style-name="ce16" table:formula="of:=[$Sheet1.C6]" office:value-type="float" office:value="1.52" calcext:value-type="float">
            <text:p>1.52</text:p>
          </table:table-cell>
          <table:table-cell/>
          <table:table-cell table:style-name="ce14" office:value-type="string" calcext:value-type="string">
            <text:p>tallest</text:p>
          </table:table-cell>
          <table:table-cell table:style-name="ce16" table:formula="of:=[$Sheet1.C9]" office:value-type="float" office:value="1.76" calcext:value-type="float">
            <text:p>1.76</text:p>
          </table:table-cell>
          <table:table-cell table:number-columns-repeated="122"/>
        </table:table-row>
        <table:table-row table:style-name="ro2" table:number-rows-repeated="122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Interface.$A$1" table:expression="#REF!"/>
          <table:named-expression table:name="Sheet_Title" table:base-cell-address="$Interface.$A$1" table:expression="&quot;Interfac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20:04:38.938206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Interfac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20:04:12.792076775</dc:date>
    <meta:creation-date>2018-04-01T16:16:40Z</meta:creation-date>
    <meta:editing-cycles>6</meta:editing-cycles>
    <meta:editing-duration>PT18M5S</meta:editing-duration>
    <meta:generator>LibreOffice/5.2.7.2$Linux_X86_64 LibreOffice_project/20m0$Build-2</meta:generator>
    <meta:document-statistic meta:table-count="2" meta:cell-count="30" meta:object-count="0"/>
  </office:meta>
</office:document-meta>
</file>